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list-style-name="L22">
      <style:paragraph-properties fo:text-align="start"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style:font-name="Arial" fo:font-size="16pt" style:font-size-asian="16pt" style:font-size-complex="16pt"/>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list-style-name="L7">
      <style:paragraph-properties fo:text-align="start"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list-style-name="L13">
      <style:paragraph-properties fo:text-align="start"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list-style-name="L17">
      <style:paragraph-properties fo:text-align="start" style:justify-single-word="false"/>
      <style:text-properties style:font-name="Arial" fo:font-size="16pt" fo:font-weight="bold" style:font-size-asian="16pt" style:font-weight-asian="bold" style:font-size-complex="16pt" style:font-weight-complex="bold"/>
    </style:style>
    <style:style style:name="P9" style:family="paragraph" style:parent-style-name="Standard" style:list-style-name="L23">
      <style:paragraph-properties fo:text-align="start"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list-style-name="L3">
      <style:paragraph-properties fo:text-align="start" style:justify-single-word="false"/>
      <style:text-properties style:font-name="Arial" fo:font-size="16pt" fo:font-weight="bold" style:font-size-asian="16pt" style:font-weight-asian="bold" style:font-size-complex="16pt" style:font-weight-complex="bold"/>
    </style:style>
    <style:style style:name="P11" style:family="paragraph" style:parent-style-name="Standard" style:list-style-name="L5">
      <style:paragraph-properties fo:text-align="start" style:justify-single-word="false"/>
      <style:text-properties style:font-name="Arial"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Arial" fo:font-size="14pt" style:font-size-asian="14pt" style:font-size-complex="14pt"/>
    </style:style>
    <style:style style:name="P13" style:family="paragraph" style:parent-style-name="Standard">
      <style:paragraph-properties fo:text-align="start" style:justify-single-word="false"/>
      <style:text-properties style:font-name="Arial" fo:font-size="14pt" style:font-size-asian="14pt" style:font-size-complex="14pt"/>
    </style:style>
    <style:style style:name="P14"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15" style:family="paragraph" style:parent-style-name="Standard" style:list-style-name="L4">
      <style:paragraph-properties fo:text-align="start"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list-style-name="L5">
      <style:paragraph-properties fo:text-align="start" style:justify-single-word="false"/>
      <style:text-properties style:font-name="Arial" fo:font-size="14pt" fo:font-weight="bold" style:font-size-asian="14pt" style:font-weight-asian="bold" style:font-size-complex="14pt" style:font-weight-complex="bold"/>
    </style:style>
    <style:style style:name="P17" style:family="paragraph" style:parent-style-name="Standard" style:list-style-name="L6">
      <style:paragraph-properties fo:text-align="start" style:justify-single-word="false"/>
      <style:text-properties style:font-name="Arial" fo:font-size="14pt" fo:font-weight="bold" style:font-size-asian="14pt" style:font-weight-asian="bold" style:font-size-complex="14pt" style:font-weight-complex="bold"/>
    </style:style>
    <style:style style:name="P18" style:family="paragraph" style:parent-style-name="Standard" style:list-style-name="L8">
      <style:paragraph-properties fo:text-align="start" style:justify-single-word="false"/>
      <style:text-properties style:font-name="Arial" fo:font-size="14pt" fo:font-weight="bold" style:font-size-asian="14pt" style:font-weight-asian="bold" style:font-size-complex="14pt" style:font-weight-complex="bold"/>
    </style:style>
    <style:style style:name="P19" style:family="paragraph" style:parent-style-name="Standard" style:list-style-name="L9">
      <style:paragraph-properties fo:text-align="start" style:justify-single-word="false"/>
      <style:text-properties style:font-name="Arial" fo:font-size="14pt" fo:font-weight="bold" style:font-size-asian="14pt" style:font-weight-asian="bold" style:font-size-complex="14pt" style:font-weight-complex="bold"/>
    </style:style>
    <style:style style:name="P20" style:family="paragraph" style:parent-style-name="Standard" style:list-style-name="L10">
      <style:paragraph-properties fo:text-align="start" style:justify-single-word="false"/>
      <style:text-properties style:font-name="Arial" fo:font-size="14pt" fo:font-weight="bold" style:font-size-asian="14pt" style:font-weight-asian="bold" style:font-size-complex="14pt" style:font-weight-complex="bold"/>
    </style:style>
    <style:style style:name="P21" style:family="paragraph" style:parent-style-name="Standard" style:list-style-name="L11">
      <style:paragraph-properties fo:text-align="start" style:justify-single-word="false"/>
      <style:text-properties style:font-name="Arial" fo:font-size="14pt" fo:font-weight="bold" style:font-size-asian="14pt" style:font-weight-asian="bold" style:font-size-complex="14pt" style:font-weight-complex="bold"/>
    </style:style>
    <style:style style:name="P22" style:family="paragraph" style:parent-style-name="Standard" style:list-style-name="L14">
      <style:paragraph-properties fo:text-align="start" style:justify-single-word="false"/>
      <style:text-properties style:font-name="Arial" fo:font-size="14pt" fo:font-weight="bold" style:font-size-asian="14pt" style:font-weight-asian="bold" style:font-size-complex="14pt" style:font-weight-complex="bold"/>
    </style:style>
    <style:style style:name="P23" style:family="paragraph" style:parent-style-name="Standard" style:list-style-name="L15">
      <style:paragraph-properties fo:text-align="start" style:justify-single-word="false"/>
      <style:text-properties style:font-name="Arial" fo:font-size="14pt" fo:font-weight="bold" style:font-size-asian="14pt" style:font-weight-asian="bold" style:font-size-complex="14pt" style:font-weight-complex="bold"/>
    </style:style>
    <style:style style:name="P24" style:family="paragraph" style:parent-style-name="Standard" style:list-style-name="L16">
      <style:paragraph-properties fo:text-align="start" style:justify-single-word="false"/>
      <style:text-properties style:font-name="Arial" fo:font-size="14pt" fo:font-weight="bold" style:font-size-asian="14pt" style:font-weight-asian="bold" style:font-size-complex="14pt" style:font-weight-complex="bold"/>
    </style:style>
    <style:style style:name="P25" style:family="paragraph" style:parent-style-name="Standard" style:list-style-name="L18">
      <style:paragraph-properties fo:text-align="start" style:justify-single-word="false"/>
      <style:text-properties style:font-name="Arial" fo:font-size="14pt" fo:font-weight="bold" style:font-size-asian="14pt" style:font-weight-asian="bold" style:font-size-complex="14pt" style:font-weight-complex="bold"/>
    </style:style>
    <style:style style:name="P26" style:family="paragraph" style:parent-style-name="Standard" style:list-style-name="L19">
      <style:paragraph-properties fo:text-align="start" style:justify-single-word="false"/>
      <style:text-properties style:font-name="Arial" fo:font-size="14pt" fo:font-weight="bold" style:font-size-asian="14pt" style:font-weight-asian="bold" style:font-size-complex="14pt" style:font-weight-complex="bold"/>
    </style:style>
    <style:style style:name="P27" style:family="paragraph" style:parent-style-name="Standard" style:list-style-name="L20">
      <style:paragraph-properties fo:text-align="start" style:justify-single-word="false"/>
      <style:text-properties style:font-name="Arial" fo:font-size="14pt" fo:font-weight="bold" style:font-size-asian="14pt" style:font-weight-asian="bold" style:font-size-complex="14pt" style:font-weight-complex="bold"/>
    </style:style>
    <style:style style:name="P28" style:family="paragraph" style:parent-style-name="Standard" style:list-style-name="L21">
      <style:paragraph-properties fo:text-align="start" style:justify-single-word="false"/>
      <style:text-properties style:font-name="Arial" fo:font-size="14pt" fo:font-weight="bold" style:font-size-asian="14pt" style:font-weight-asian="bold" style:font-size-complex="14pt" style:font-weight-complex="bold"/>
    </style:style>
    <style:style style:name="P29" style:family="paragraph" style:parent-style-name="Standard" style:list-style-name="L23">
      <style:paragraph-properties fo:text-align="start" style:justify-single-word="false"/>
      <style:text-properties style:font-name="Arial" fo:font-size="14pt" fo:font-weight="bold" style:font-size-asian="14pt" style:font-weight-asian="bold" style:font-size-complex="14pt" style:font-weight-complex="bold"/>
    </style:style>
    <style:style style:name="P30" style:family="paragraph" style:parent-style-name="Standard" style:list-style-name="L17">
      <style:paragraph-properties fo:text-align="start" style:justify-single-word="false"/>
      <style:text-properties style:font-name="Arial" fo:font-size="14pt" fo:font-weight="bold" style:font-size-asian="14pt" style:font-weight-asian="bold" style:font-size-complex="14pt" style:font-weight-complex="bold"/>
    </style:style>
    <style:style style:name="P31"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Arial" fo:font-size="14pt" fo:background-color="#ffff00" style:font-size-asian="14pt" style:font-size-complex="14pt"/>
    </style:style>
    <style:style style:name="P33" style:family="paragraph" style:parent-style-name="Standard" style:list-style-name="L12">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34" style:family="paragraph" style:parent-style-name="Standard" style:list-style-name="L24">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font-weight="normal" style:font-weight-asian="normal" style:font-weight-complex="normal"/>
    </style:style>
    <style:style style:name="T4" style:family="text">
      <style:text-properties style:font-name="Arial" fo:font-weight="bold" style:font-weight-asian="bold"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4">cred<text:span text:style-name="T1">watch</text:span>.com</text:p>
      <text:p text:style-name="P4"/>
      <text:p text:style-name="P4">Geschäftsplan</text:p>
      <text:p text:style-name="P12"/>
      <text:p text:style-name="P12"/>
      <text:p text:style-name="P12">Christian Koch, Jakob Oesterling</text:p>
      <text:p text:style-name="P12"/>
      <text:p text:style-name="P12"/>
      <text:p text:style-name="P12">26.04.2014</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p>
      <text:p text:style-name="P2"/>
      <text:list xml:id="list1859147901" text:style-name="L22">
        <text:list-item>
          <text:p text:style-name="P3"><text:toc-mark-start text:id="IMark78118744" text:outline-level="1"/><text:toc-mark-start text:id="IMark78119656" text:outline-level="1"/><text:span text:style-name="T4">Executive Summary</text:span><text:toc-mark-end text:id="IMark78119656"/><text:toc-mark-end text:id="IMark78118744"/></text:p>
        </text:list-item>
      </text:list>
      <text:p text:style-name="P13"/>
      <text:p text:style-name="P13">Unter der Marke credWatch.com beabsichtigen wir, eine Plattform anzubieten, auf der Nutzer Vorhersagen von Experten und Personen des öffentlichen Interesses einstellen und den Grad zu dem diese Aussage zugetroffen hat bewerten können. </text:p>
      <text:p text:style-name="P13"/>
      <text:p text:style-name="P13"/>
      <text:p text:style-name="P14">Ausgangssituation</text:p>
      <text:p text:style-name="P13">Experten geben typischerweise Vorhersagen über einen Vorgang ab, der innerhalb ihrer Expertise liegt. Die Überprüfung dieser Vorhersagen wird jedoch nicht konsequent und regelmäßig durchgeführt. Vereinzelt gibt es bereits Ansätze aus einzelnen Gebieten, mit denen Expertenvorhersagen überprüft werden können, dies ist jedoch eher untypisch uns nur für konkrete Aussagen, die sich in Zahlen messen lassen zu beobachten. </text:p>
      <text:p text:style-name="P13"/>
      <text:p text:style-name="P14">Produkt</text:p>
      <text:p text:style-name="P13">Mit credWatch.com stellen wir die Vorhersagen der Experten aus verschiedenen Bereichen auf den Prüfstand. Wir konzentrieren uns dabei auf eine qualitative Messgröße, die den Grad der Korrektheit der Vorhersage widerspiegelt. </text:p>
      <text:p text:style-name="P13">Zentral für unsere Online-Umsetzung sind Neutralität, Usability und Umfang der verfügbaren Vorhersagen aus der Vergangenheit. </text:p>
      <text:p text:style-name="P13">Wir verstehen uns ausdrücklich als Plattform, auf der thematisch interessierte Nutzer eine Expertenvorhersagen mit hinterlegtem Quellnachweis hinterlegen und bewerten können. Andere Nutzer können ebenfalls Bewertungen für alle Vorhersagen abgeben. Durch unseren umfassenden Ansatz werden auch Meinungen, die auf Grund ihrer zurückliegenden Zeitdauer nicht mehr präsent sind mit einbezogen.</text:p>
      <text:p text:style-name="P13">Für die technische Implementierung setzen wir auf etablierte Cloud-Anbieter. Die grafische Präsentation übernehmen moderne Webtechnologien wie HTML5, JavaScript und AJAX. </text:p>
      <text:p text:style-name="P13"/>
      <text:p text:style-name="P14">Geschäftsmodell</text:p>
      <text:p text:style-name="P13">Die Grundlage für unsere Produkt bietet eine aktive Nutzergemeinschaft, deren Einträge und Bewertungen bewertet werden und auf Authentizität geprüft werden können. </text:p>
      <text:p text:style-name="P13">Die Nutzer erhalten im Gegenzug einen aggregierten Wert über die Vertrauenswürdigkeit von Vorhersagen der Experten. Einen weiteren Mehrwert haben <text:s/>die Nutzer, indem Sie Experten identifizieren können, deren Aussagen in der Vergangenheit oft bzw. am meisten richtig gelegen haben. </text:p>
      <text:p text:style-name="P13">Nutzer erhalten im Rahmen eines Freemium-Modells Zugriff auf die Experten, ihr Ranking und die getätigten Vorhersagen. Zudem lassen sich die <text:soft-page-break/>Vorhersagen ausführlich zwischen den Nutzern diskutieren. Außerdem gibt es kostenpflichtige Premium-Angebote, die den Nutzern zusätzliche Vorteile bringen. </text:p>
      <text:p text:style-name="P13"/>
      <text:p text:style-name="P31"/>
      <text:p text:style-name="P31"/>
      <text:p text:style-name="P31">Markt</text:p>
      <text:p text:style-name="P13">Die Märkte für Nutzer-generierten Inhalt, sowie für Expertenevaluation, Rankings und Beratungsunternehmen weisen ein solides Wachstum auf. </text:p>
      <text:p text:style-name="P32">[Abschätzung potentieller Nutzerzahlen: Politikforen als Bsp.]</text:p>
      <text:p text:style-name="P13"/>
      <text:p text:style-name="P14">Marketing</text:p>
      <text:p text:style-name="P13">Für den Markteintritt planen wir die Kooperation mit Foren zu Fachthemen wie z.B. politische, IT- oder Finanz-Foren, die hohe Nutzerzahlen aufweisen und den de-facto Standard innerhalb des deutschsprachigen Raums darstellen. Das stellt eine hohe Anzahl potentieller Erstkunden sicher. </text:p>
      <text:p text:style-name="P13">Die Verbreitung des Angebots erfolgt kostengünstig über virales Marketing, indem es in einschlägigen Foren publik gemacht und in Diskussionen einbezogen wird.</text:p>
      <text:p text:style-name="P13">Preislich richtet sich unser Freemium-Angebot nach gängigen Freemium-Diensten. </text:p>
      <text:p text:style-name="P13"/>
      <text:p text:style-name="P14">Finanzen</text:p>
      <text:p text:style-name="P13">In der Anfangsphase werden anfallende Kosten aus privatem Einkommen sowie Unterstützung durch Freunde und Familie finanziert. Wir erwarten den ersten Gewinn im dritten Geschäftsjahr und planen, im Laufe des <text:span text:style-name="T2">dritten</text:span> Geschäftsjahres schuldenfrei zu sein. Im Falle von <text:span text:style-name="T2">300.000 </text:span>Nutzern und einer Konvertierungsrate von 2% erwarten wir ab dem vierten Geschäftsjahr einen jährlichen Gewinn von <text:span text:style-name="T2">280.000€.</text:span></text:p>
      <text:p text:style-name="P13"/>
      <text:p text:style-name="P14">Team</text:p>
      <text:p text:style-name="P13">Das zweiköpfige Unternehmerteam hat die Motivation, mit dem Projekt credWatch.com echten Nutzen für Personen zu schaffen, die Expertenvorhersagen im zeitlichen Kontext sehen möchten, oder aber einen hervorragenden Experten für ein spezifisches Themengebiet finden möchten. Know-how und Erfahrung mit Projektmanagement, Entwicklung, Marketing und Finanzen bilden dafür eine wichtige Grundlage. </text:p>
      <text:p text:style-name="P13"/>
      <text:p text:style-name="P13"/>
      <text:p text:style-name="P13"/>
      <text:p text:style-name="P13"/>
      <text:p text:style-name="P13"/>
      <text:p text:style-name="P13"/>
      <text:p text:style-name="P13"/>
      <text:p text:style-name="P13"/>
      <text:p text:style-name="P13"><text:soft-page-break/></text:p>
      <text:p text:style-name="P13"/>
      <text:p text:style-name="P5"/>
      <text:list xml:id="list1864944594" text:style-name="L13">
        <text:list-item>
          <text:p text:style-name="P7"><text:toc-mark text:string-value="Produkt" text:outline-level="1"/><text:toc-mark text:string-value="Produkt" text:outline-level="1"/>Produkt</text:p>
        </text:list-item>
      </text:list>
      <text:p text:style-name="P13"/>
      <text:p text:style-name="P13">Unter der Marke credWatch.com beabsichtigen wir, eine Plattform anzubieten, auf der Nutzer Vorhersagen von Experten und Personen des öffentlichen Interesses einstellen und den Grad zu dem diese Aussage zugetroffen hat bewerten können. </text:p>
      <text:p text:style-name="P13"/>
      <text:p text:style-name="P14"/>
      <text:list xml:id="list271316785" text:style-name="L14">
        <text:list-item>
          <text:list>
            <text:list-item>
              <text:p text:style-name="P22">Produktbeschreibung</text:p>
            </text:list-item>
          </text:list>
        </text:list-item>
      </text:list>
      <text:p text:style-name="P14"/>
      <text:p text:style-name="P13"><text:span text:style-name="T1">Die</text:span> <text:span text:style-name="T1">aktuelle</text:span> <text:span text:style-name="T1">Situation</text:span></text:p>
      <text:p text:style-name="P13"><text:span text:style-name="T1"/></text:p>
      <text:p text:style-name="P13"><text:span text:style-name="T1">Unser</text:span> <text:span text:style-name="T1">Produkt</text:span></text:p>
      <text:p text:style-name="P13"><text:span text:style-name="T1"/></text:p>
      <text:p text:style-name="P13"/>
      <text:list xml:id="list1029874541" text:style-name="L15">
        <text:list-item>
          <text:list>
            <text:list-item>
              <text:p text:style-name="P23">Technologie</text:p>
              <text:p text:style-name="P23"/>
            </text:list-item>
          </text:list>
        </text:list-item>
      </text:list>
      <text:p text:style-name="P13"><text:span text:style-name="T1">Backend</text:span></text:p>
      <text:p text:style-name="P13"/>
      <text:p text:style-name="P14">Frontend</text:p>
      <text:p text:style-name="P13"/>
      <text:p text:style-name="P14">Zahlungsabwicklung</text:p>
      <text:p text:style-name="P14"><text:span text:style-name="T3"/></text:p>
      <text:list xml:id="list957143633" text:style-name="L16">
        <text:list-item>
          <text:list>
            <text:list-item>
              <text:p text:style-name="P24">Geschäftsmodell</text:p>
              <text:p text:style-name="P24"/>
            </text:list-item>
          </text:list>
        </text:list-item>
      </text:list>
      <text:p text:style-name="P14"><text:span text:style-name="T3"/></text:p>
      <text:list xml:id="list776179158" text:style-name="L17">
        <text:list-item>
          <text:p text:style-name="P8">Markt</text:p>
          <text:p text:style-name="P30"><text:span text:style-name="T3"/></text:p>
        </text:list-item>
      </text:list>
      <text:list xml:id="list1042799225" text:style-name="L18">
        <text:list-item>
          <text:list>
            <text:list-item>
              <text:p text:style-name="P25">Kunden und Kundennutzen</text:p>
              <text:p text:style-name="P25"/>
            </text:list-item>
          </text:list>
        </text:list-item>
      </text:list>
      <text:p text:style-name="P14"/>
      <text:p text:style-name="P14">Aktive Nutzer</text:p>
      <text:p text:style-name="P14"/>
      <text:p text:style-name="P14">Passive Nutzer</text:p>
      <text:p text:style-name="P14"><text:span text:style-name="T3"/></text:p>
      <text:list xml:id="list912219373" text:style-name="L19">
        <text:list-item>
          <text:list>
            <text:list-item>
              <text:p text:style-name="P26">Marktgröße und Marktwachstum</text:p>
              <text:p text:style-name="P26"/>
            </text:list-item>
          </text:list>
        </text:list-item>
      </text:list>
      <text:list xml:id="list1566630002" text:style-name="L20">
        <text:list-item>
          <text:list>
            <text:list-item>
              <text:p text:style-name="P27">Wettbewerber</text:p>
              <text:p text:style-name="P27"/>
            </text:list-item>
          </text:list>
        </text:list-item>
      </text:list>
      <text:list xml:id="list923689708" text:style-name="L21">
        <text:list-item>
          <text:list>
            <text:list-item>
              <text:p text:style-name="P28">Abgrenzung und Alleinstellungsmerkmal</text:p>
              <text:p text:style-name="P28"/>
            </text:list-item>
          </text:list>
        </text:list-item>
      </text:list>
      <text:p text:style-name="P14"><text:soft-page-break/></text:p>
      <text:p text:style-name="P14"/>
      <text:p text:style-name="P5"/>
      <text:list xml:id="list1188485268" text:style-name="L7">
        <text:list-item>
          <text:p text:style-name="P6">Marketing</text:p>
        </text:list-item>
      </text:list>
      <text:list xml:id="list876486043" text:style-name="L8">
        <text:list-item>
          <text:list>
            <text:list-item>
              <text:p text:style-name="P18">Markteintritt</text:p>
            </text:list-item>
          </text:list>
        </text:list-item>
      </text:list>
      <text:list xml:id="list1586762621" text:style-name="L9">
        <text:list-item>
          <text:list>
            <text:list-item>
              <text:p text:style-name="P19">Marketingmix</text:p>
            </text:list-item>
          </text:list>
        </text:list-item>
      </text:list>
      <text:list xml:id="list1372761210" text:style-name="L10">
        <text:list-item>
          <text:list>
            <text:list-item>
              <text:p text:style-name="P20">Preisgestaltung</text:p>
            </text:list-item>
          </text:list>
        </text:list-item>
      </text:list>
      <text:list xml:id="list872733012" text:style-name="L11">
        <text:list-item>
          <text:list>
            <text:list-item>
              <text:p text:style-name="P21">Kommunikationskanäle</text:p>
            </text:list-item>
          </text:list>
        </text:list-item>
      </text:list>
      <text:list xml:id="list698245194" text:style-name="L12">
        <text:list-item>
          <text:list>
            <text:list-item>
              <text:p text:style-name="P33">Konversion</text:p>
            </text:list-item>
          </text:list>
        </text:list-item>
      </text:list>
      <text:list xml:id="list1356349439" text:style-name="L24">
        <text:list-item>
          <text:list>
            <text:list-item>
              <text:p text:style-name="P34">Wachstums- und Erweiterungsstrategie</text:p>
              <text:p text:style-name="P34"/>
            </text:list-item>
          </text:list>
        </text:list-item>
      </text:list>
      <text:p text:style-name="P14"><text:s/></text:p>
      <text:list xml:id="list982506525" text:style-name="L23">
        <text:list-item>
          <text:p text:style-name="P9">Team</text:p>
          <text:p text:style-name="P29"/>
        </text:list-item>
      </text:list>
      <text:p text:style-name="P14"/>
      <text:list xml:id="list1710651112" text:style-name="L3">
        <text:list-item>
          <text:p text:style-name="P10">Organisation</text:p>
        </text:list-item>
      </text:list>
      <text:list xml:id="list1034932557" text:style-name="L4">
        <text:list-item>
          <text:list>
            <text:list-item>
              <text:p text:style-name="P15">Organisationsstruktur und Führungsstil</text:p>
            </text:list-item>
            <text:list-item>
              <text:p text:style-name="P15">Personalplanung</text:p>
            </text:list-item>
            <text:list-item>
              <text:p text:style-name="P15">Projektmanagement</text:p>
            </text:list-item>
          </text:list>
        </text:list-item>
      </text:list>
      <text:p text:style-name="P14"/>
      <text:p text:style-name="P14"/>
      <text:list xml:id="list1798824862" text:style-name="L5">
        <text:list-item>
          <text:p text:style-name="P11">Realisierungsplan</text:p>
          <text:p text:style-name="P16"/>
        </text:list-item>
        <text:list-item>
          <text:p text:style-name="P11">Chancen- und Risikoanalyse</text:p>
        </text:list-item>
      </text:list>
      <text:list xml:id="list55888445" text:style-name="L6">
        <text:list-item>
          <text:list>
            <text:list-item>
              <text:p text:style-name="P17">Chancen</text:p>
            </text:list-item>
            <text:list-item>
              <text:p text:style-name="P17">Risiken</text:p>
            </text:list-item>
          </text:list>
        </text:list-item>
      </text:list>
      <text:p text:style-name="P14"/>
      <text:list xml:id="list406826691" text:continue-list="list1798824862" text:style-name="L5">
        <text:list-item>
          <text:p text:style-name="P11"><text:s/>Finanzplan</text:p>
          <text:p text:style-name="P16"/>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Koch</meta:initial-creator>
    <meta:creation-date>2014-03-22T20:05:19</meta:creation-date>
    <meta:generator>LibreOffice/3.5$Linux_X86_64 LibreOffice_project/350m1$Build-2</meta:generator>
    <dc:date>2014-03-22T21:15:38</dc:date>
    <dc:creator>Christian Koch</dc:creator>
    <meta:editing-duration>PT23M36S</meta:editing-duration>
    <meta:editing-cycles>6</meta:editing-cycles>
    <meta:document-statistic meta:table-count="0" meta:image-count="0" meta:object-count="0" meta:page-count="5" meta:paragraph-count="63" meta:word-count="616" meta:character-count="4814" meta:non-whitespace-character-count="4273"/>
  </office:meta>
</office:document-meta>
</file>